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4bcc8" officeooo:paragraph-rsid="0004bcc8"/>
    </style:style>
    <style:style style:name="P2" style:family="paragraph" style:parent-style-name="Standard">
      <style:text-properties officeooo:rsid="000644d0" officeooo:paragraph-rsid="000644d0"/>
    </style:style>
    <style:style style:name="P3" style:family="paragraph" style:parent-style-name="Standard" style:list-style-name="L1">
      <style:text-properties officeooo:rsid="0004bcc8" officeooo:paragraph-rsid="0004bcc8"/>
    </style:style>
    <style:style style:name="P4" style:family="paragraph" style:parent-style-name="Standard" style:list-style-name="L1">
      <style:text-properties officeooo:rsid="00072944" officeooo:paragraph-rsid="0007294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E OF THE ART</text:p>
      <text:p text:style-name="P1"/>
      <text:p text:style-name="P1">Companyies que comercialitzen mini eolica:</text:p>
      <text:p text:style-name="P1"/>
      <text:p text:style-name="P1"/>
      <text:list xml:id="list7682038772593659531" text:style-name="L1">
        <text:list-item>
          <text:p text:style-name="P3">Bornay https://www.bornay.com/es/productos/aerogeneradores</text:p>
        </text:list-item>
        <text:list-item>
          <text:p text:style-name="P3">Enair <text:a xlink:type="simple" xlink:href="https://www.enair.es/es/" text:style-name="Internet_20_link" text:visited-style-name="Visited_20_Internet_20_Link">https://www.enair.es/es/</text:a></text:p>
        </text:list-item>
        <text:list-item>
          <text:p text:style-name="P4">Smarttwister http://www.smarttwister.org/index.php/es/</text:p>
        </text:list-item>
        <text:list-item>
          <text:p text:style-name="P4">Vortexbladeless <text:a xlink:type="simple" xlink:href="https://vortexbladeless.com/" text:style-name="Internet_20_link" text:visited-style-name="Visited_20_Internet_20_Link">https://vortexbladeless.com/</text:a></text:p>
        </text:list-item>
        <text:list-item>
          <text:p text:style-name="P4"/>
        </text:list-item>
      </text:list>
      <text:p text:style-name="P1"/>
      <text:p text:style-name="P1"/>
      <text:p text:style-name="P2">-Treure dades sobre impacte I possible producció minieolica</text:p>
      <text:p text:style-name="P2"><text:tab/><text:a xlink:type="simple" xlink:href="https://www.certificadosenergeticos.com/paradoja-energia-minieolica" text:style-name="Internet_20_link" text:visited-style-name="Visited_20_Internet_20_Link">https://www.certificadosenergeticos.com/paradoja-energia-minieolica</text:a></text:p>
      <text:p text:style-name="P2"/>
      <text:p text:style-name="P2">-Ventatges I inconvenient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37:55.271000000</meta:creation-date>
    <meta:editing-cycles>2</meta:editing-cycles>
    <meta:generator>LibreOffice/5.2.7.2$Windows_x86 LibreOffice_project/2b7f1e640c46ceb28adf43ee075a6e8b8439ed10</meta:generator>
    <meta:editing-duration>PT50M32S</meta:editing-duration>
    <dc:date>2019-02-14T20:58:58.885000000</dc:date>
    <meta:document-statistic meta:table-count="0" meta:image-count="0" meta:object-count="0" meta:page-count="1" meta:paragraph-count="10" meta:word-count="34" meta:character-count="407" meta:non-whitespace-character-count="386"/>
    <meta:template xlink:type="simple" xlink:actuate="onRequest" xlink:title="Default" xlink:href="../../../../../../Program%20Files%20(x86)/LibreOffice%205/share/template/common/styles/Default.ott" meta:date="2019-02-14T19:37:53.501000000"/>
  </office:meta>
</office:document-meta>
</file>